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05a" officeooo:paragraph-rsid="0004505a"/>
    </style:style>
    <style:style style:name="P2" style:family="paragraph" style:parent-style-name="Standard">
      <style:text-properties officeooo:rsid="0005b62a" officeooo:paragraph-rsid="0005b62a"/>
    </style:style>
    <style:style style:name="P3" style:family="paragraph" style:parent-style-name="Standard">
      <style:text-properties officeooo:rsid="00066fba" officeooo:paragraph-rsid="00066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</text:p>
      <text:p text:style-name="P1">select * from article;</text:p>
      <text:p text:style-name="P1"/>
      <text:p text:style-name="P1">2</text:p>
      <text:p text:style-name="P1">select * from article</text:p>
      <text:p text:style-name="P1">where price=0.99;</text:p>
      <text:p text:style-name="P1"/>
      <text:p text:style-name="P1">3</text:p>
      <text:p text:style-name="P1">select * from article</text:p>
      <text:p text:style-name="P1">where name='Apple';</text:p>
      <text:p text:style-name="P1"/>
      <text:p text:style-name="P1">4</text:p>
      <text:p text:style-name="P1">select name,price from article</text:p>
      <text:p text:style-name="P1">where description is null;</text:p>
      <text:p text:style-name="P1"/>
      <text:p text:style-name="P1">5</text:p>
      <text:p text:style-name="P1">select name,price from article</text:p>
      <text:p text:style-name="P1">order by name;</text:p>
      <text:p text:style-name="P1"/>
      <text:p text:style-name="P1">6</text:p>
      <text:p text:style-name="P1">select name,price from article</text:p>
      <text:p text:style-name="P1">order by price desc;</text:p>
      <text:p text:style-name="P1"/>
      <text:p text:style-name="P1">7</text:p>
      <text:p text:style-name="P1">select avg(price) from article;</text:p>
      <text:p text:style-name="P1"/>
      <text:p text:style-name="P1">8</text:p>
      <text:p text:style-name="P2">select max(price) from article;</text:p>
      <text:p text:style-name="P2"/>
      <text:p text:style-name="P2">9</text:p>
      <text:p text:style-name="P2">select min(price) from article;</text:p>
      <text:p text:style-name="P2"/>
      <text:p text:style-name="P2">10</text:p>
      <text:p text:style-name="P2">select * from orders</text:p>
      <text:p text:style-name="P2">where c_id=4;</text:p>
      <text:p text:style-name="P2"/>
      <text:p text:style-name="P2">11</text:p>
      <text:p text:style-name="P3">select customer.name, orders.o_nr from customer</text:p>
      <text:p text:style-name="P3">full outer join orders</text:p>
      <text:p text:style-name="P3">on customer.c_id = orders.c_id;</text:p>
      <text:p text:style-name="P3"/>
      <text:p text:style-name="P3">12</text:p>
      <text:p text:style-name="P3">select customer.name, orders.o_nr from customer</text:p>
      <text:p text:style-name="P3">right join orders</text:p>
      <text:p text:style-name="P3">on customer.c_id = orders.c_id;</text:p>
      <text:p text:style-name="P3"/>
      <text:p text:style-name="P3">13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0:04:38.498000000</meta:creation-date>
    <dc:date>2015-06-12T11:38:36.502000000</dc:date>
    <meta:editing-duration>PT33M27S</meta:editing-duration>
    <meta:editing-cycles>1</meta:editing-cycles>
    <meta:document-statistic meta:table-count="0" meta:image-count="0" meta:object-count="0" meta:page-count="1" meta:paragraph-count="35" meta:word-count="95" meta:character-count="588" meta:non-whitespace-character-count="528"/>
    <meta:generator>LibreOffice/4.4.0.3$Windows_x86 LibreOffice_project/de093506bcdc5fafd9023ee680b8c60e3e0645d7</meta:generator>
  </office:meta>
</office:document-meta>
</file>